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0442af"/>
    </style:style>
    <style:style style:name="P2" style:family="paragraph" style:parent-style-name="Standard">
      <style:paragraph-properties fo:text-align="justify" style:justify-single-word="false"/>
      <style:text-properties style:font-name="Liberation Sans" officeooo:rsid="0005027f" officeooo:paragraph-rsid="00067cda"/>
    </style:style>
    <style:style style:name="P3" style:family="paragraph" style:parent-style-name="Standard">
      <style:paragraph-properties fo:text-align="justify" style:justify-single-word="false"/>
      <style:text-properties style:font-name="Liberation Sans" officeooo:rsid="000442af"/>
    </style:style>
    <style:style style:name="P4" style:family="paragraph" style:parent-style-name="Standard">
      <style:paragraph-properties fo:text-align="justify" style:justify-single-word="false"/>
      <style:text-properties style:font-name="Liberation Sans" officeooo:rsid="000442af" officeooo:paragraph-rsid="000442af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0c0e53" officeooo:paragraph-rsid="000c0e53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rsid="000f6b6e" officeooo:paragraph-rsid="000f6b6e"/>
    </style:style>
    <style:style style:name="P7" style:family="paragraph" style:parent-style-name="Standard">
      <style:text-properties style:font-name="Liberation Sans" officeooo:rsid="000f6b6e" officeooo:paragraph-rsid="000f6b6e"/>
    </style:style>
    <style:style style:name="P8" style:family="paragraph" style:parent-style-name="Standard">
      <style:text-properties style:font-name="Liberation Sans" officeooo:rsid="000f6b6e" officeooo:paragraph-rsid="001a453a"/>
    </style:style>
    <style:style style:name="P9" style:family="paragraph" style:parent-style-name="Standard">
      <style:text-properties style:font-name="Liberation Sans" fo:font-size="16pt" fo:font-weight="bold" officeooo:rsid="00146529" officeooo:paragraph-rsid="000442af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Liberation Sans" style:text-underline-style="none" officeooo:paragraph-rsid="000442af"/>
    </style:style>
    <style:style style:name="P11" style:family="paragraph" style:parent-style-name="Standard">
      <style:text-properties style:font-name="Liberation Sans" fo:language="en" fo:country="US" officeooo:rsid="00180431" officeooo:paragraph-rsid="0017beb4"/>
    </style:style>
    <style:style style:name="P12" style:family="paragraph" style:parent-style-name="Standard">
      <style:text-properties style:font-name="Liberation Sans" fo:language="en" fo:country="US" officeooo:rsid="001edf7b" officeooo:paragraph-rsid="001edf7b"/>
    </style:style>
    <style:style style:name="P13" style:family="paragraph" style:parent-style-name="Standard">
      <style:text-properties style:font-name="Liberation Sans" fo:language="en" fo:country="US" officeooo:rsid="0022fbce" officeooo:paragraph-rsid="0022fbce"/>
    </style:style>
    <style:style style:name="P14" style:family="paragraph" style:parent-style-name="Standard">
      <style:text-properties style:font-name="Liberation Sans" officeooo:rsid="0012a4bd" officeooo:paragraph-rsid="0017beb4"/>
    </style:style>
    <style:style style:name="P15" style:family="paragraph" style:parent-style-name="Standard">
      <style:paragraph-properties fo:text-align="justify" style:justify-single-word="false"/>
      <style:text-properties style:font-name="Liberation Sans" officeooo:rsid="0018db99" officeooo:paragraph-rsid="0018db99"/>
    </style:style>
    <style:style style:name="P16" style:family="paragraph" style:parent-style-name="Standard">
      <style:text-properties style:font-name="Liberation Sans" officeooo:rsid="0018db99" officeooo:paragraph-rsid="0018db99"/>
    </style:style>
    <style:style style:name="P17" style:family="paragraph" style:parent-style-name="Standard">
      <style:paragraph-properties fo:text-align="justify" style:justify-single-word="false"/>
      <style:text-properties style:font-name="Liberation Sans" officeooo:paragraph-rsid="000442af"/>
    </style:style>
    <style:style style:name="P18" style:family="paragraph" style:parent-style-name="Standard">
      <style:paragraph-properties fo:text-align="justify" style:justify-single-word="false"/>
      <style:text-properties officeooo:paragraph-rsid="000db620"/>
    </style:style>
    <style:style style:name="P19" style:family="paragraph" style:parent-style-name="Standard">
      <style:text-properties officeooo:paragraph-rsid="000442af"/>
    </style:style>
    <style:style style:name="P20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Liberation Sans" fo:font-size="16pt" fo:font-weight="bold" officeooo:rsid="00146529" officeooo:paragraph-rsid="00146529" style:font-size-asian="16pt" style:font-weight-asian="bold" style:font-size-complex="16pt" style:font-weight-complex="bold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_20_2">
      <style:text-properties style:font-name="Liberation Sans"/>
    </style:style>
    <style:style style:name="P24" style:family="paragraph" style:parent-style-name="Heading_20_2">
      <style:text-properties officeooo:paragraph-rsid="003ba3b5"/>
    </style:style>
    <style:style style:name="P25" style:family="paragraph" style:parent-style-name="Standard">
      <style:paragraph-properties fo:text-align="justify" style:justify-single-word="false"/>
      <style:text-properties style:font-name="Liberation Sans" officeooo:rsid="0018db99" officeooo:paragraph-rsid="0018db99"/>
    </style:style>
    <style:style style:name="P26" style:family="paragraph" style:parent-style-name="Standard">
      <style:paragraph-properties fo:text-align="justify" style:justify-single-word="false"/>
      <style:text-properties style:font-name="Liberation Sans" fo:language="en" fo:country="US" officeooo:rsid="0007c970" officeooo:paragraph-rsid="00289f4d"/>
    </style:style>
    <style:style style:name="P27" style:family="paragraph" style:parent-style-name="Standard">
      <style:text-properties style:font-name="Liberation Sans" fo:language="en" fo:country="US" officeooo:rsid="00316bc2" officeooo:paragraph-rsid="00316bc2"/>
    </style:style>
    <style:style style:name="P28" style:family="paragraph" style:parent-style-name="Standard">
      <style:text-properties style:font-name="Liberation Sans" fo:language="en" fo:country="US" officeooo:rsid="0035fcd6" officeooo:paragraph-rsid="0035fcd6"/>
    </style:style>
    <style:style style:name="P29" style:family="paragraph" style:parent-style-name="Standard">
      <style:text-properties style:font-name="Liberation Sans" fo:font-weight="normal" officeooo:rsid="00307458" officeooo:paragraph-rsid="00307458" style:font-weight-asian="normal" style:font-weight-complex="normal"/>
    </style:style>
    <style:style style:name="P30" style:family="paragraph" style:parent-style-name="Standard">
      <style:text-properties style:font-name="Liberation Sans" officeooo:rsid="0023327b" officeooo:paragraph-rsid="0023327b"/>
    </style:style>
    <style:style style:name="P31" style:family="paragraph" style:parent-style-name="Standard">
      <style:text-properties style:font-name="Liberation Sans" officeooo:rsid="003ba215" officeooo:paragraph-rsid="003ba215"/>
    </style:style>
    <style:style style:name="P32" style:family="paragraph" style:parent-style-name="Standard">
      <style:text-properties style:font-name="Liberation Sans" officeooo:paragraph-rsid="003ba3b5"/>
    </style:style>
    <style:style style:name="P33" style:family="paragraph" style:parent-style-name="Standard">
      <style:text-properties style:font-name="Liberation Sans" officeooo:rsid="000f6b6e" officeooo:paragraph-rsid="003f6569"/>
    </style:style>
    <style:style style:name="P34" style:family="paragraph" style:parent-style-name="Standard">
      <style:text-properties officeooo:paragraph-rsid="003a1258"/>
    </style:style>
    <style:style style:name="P35" style:family="paragraph" style:parent-style-name="Standard">
      <style:paragraph-properties fo:text-align="justify" style:justify-single-word="false"/>
      <style:text-properties fo:color="#ff4000" officeooo:paragraph-rsid="0023327b"/>
    </style:style>
    <style:style style:name="P36" style:family="paragraph" style:parent-style-name="Standard">
      <style:paragraph-properties fo:text-align="start" style:justify-single-word="false" style:writing-mode="lr-tb"/>
    </style:style>
    <style:style style:name="P3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ohit Devanagari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38" style:family="paragraph" style:parent-style-name="Table_20_Contents">
      <style:text-properties style:font-name="Liberation Sans"/>
    </style:style>
    <style:style style:name="P39" style:family="paragraph" style:parent-style-name="Table_20_Contents">
      <style:text-properties style:font-name="Liberation Sans" officeooo:rsid="003ba215" officeooo:paragraph-rsid="003ba215"/>
    </style:style>
    <style:style style:name="P40" style:family="paragraph" style:parent-style-name="Table_20_Contents">
      <style:text-properties style:font-name="Liberation Sans" officeooo:rsid="00207a1b" officeooo:paragraph-rsid="003ba3b5"/>
    </style:style>
    <style:style style:name="P41" style:family="paragraph" style:parent-style-name="Table_20_Contents">
      <style:text-properties style:font-name="Liberation Sans" officeooo:rsid="002c7bdc" officeooo:paragraph-rsid="003ba3b5"/>
    </style:style>
    <style:style style:name="P42" style:family="paragraph" style:parent-style-name="Table_20_Contents">
      <style:text-properties style:font-name="Liberation Sans" officeooo:rsid="00222bdd" officeooo:paragraph-rsid="003ba3b5"/>
    </style:style>
    <style:style style:name="P43" style:family="paragraph" style:parent-style-name="Table_20_Contents">
      <style:text-properties style:font-name="Liberation Sans" officeooo:paragraph-rsid="003ba3b5"/>
    </style:style>
    <style:style style:name="P44" style:family="paragraph" style:parent-style-name="Table_20_Contents">
      <style:text-properties style:font-name="Liberation Sans" officeooo:rsid="003ba3b5" officeooo:paragraph-rsid="003ba3b5"/>
    </style:style>
    <style:style style:name="P45" style:family="paragraph" style:parent-style-name="Table_20_Contents">
      <style:text-properties officeooo:paragraph-rsid="003ba3b5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442af"/>
    </style:style>
    <style:style style:name="T3" style:family="text">
      <style:text-properties style:font-name="Liberation Sans" fo:font-weight="bold" officeooo:rsid="000442af" style:font-weight-asian="bold" style:font-weight-complex="bold"/>
    </style:style>
    <style:style style:name="T4" style:family="text">
      <style:text-properties style:font-name="Liberation Sans" officeooo:rsid="00067cda"/>
    </style:style>
    <style:style style:name="T5" style:family="text">
      <style:text-properties style:font-name="Liberation Sans" officeooo:rsid="0007c970"/>
    </style:style>
    <style:style style:name="T6" style:family="text">
      <style:text-properties style:font-name="Liberation Sans" officeooo:rsid="00082efd"/>
    </style:style>
    <style:style style:name="T7" style:family="text">
      <style:text-properties style:font-name="Liberation Sans" officeooo:rsid="00085c22"/>
    </style:style>
    <style:style style:name="T8" style:family="text">
      <style:text-properties style:font-name="Liberation Sans" officeooo:rsid="000db620"/>
    </style:style>
    <style:style style:name="T9" style:family="text">
      <style:text-properties style:font-name="Liberation Sans" officeooo:rsid="000f6b6e"/>
    </style:style>
    <style:style style:name="T10" style:family="text">
      <style:text-properties style:font-name="Liberation Sans" officeooo:rsid="0010da65"/>
    </style:style>
    <style:style style:name="T11" style:family="text">
      <style:text-properties style:font-name="Liberation Sans" officeooo:rsid="0012a4bd"/>
    </style:style>
    <style:style style:name="T12" style:family="text">
      <style:text-properties style:font-name="Liberation Sans" style:text-underline-style="none"/>
    </style:style>
    <style:style style:name="T13" style:family="text">
      <style:text-properties style:font-name="Liberation Sans" style:text-underline-style="none" officeooo:rsid="00155106"/>
    </style:style>
    <style:style style:name="T14" style:family="text">
      <style:text-properties style:font-name="Liberation Sans" officeooo:rsid="00155106"/>
    </style:style>
    <style:style style:name="T15" style:family="text">
      <style:text-properties style:font-name="Liberation Sans" officeooo:rsid="00163be9"/>
    </style:style>
    <style:style style:name="T16" style:family="text">
      <style:text-properties style:font-name="Liberation Sans" officeooo:rsid="0023327b"/>
    </style:style>
    <style:style style:name="T17" style:family="text">
      <style:text-properties style:font-name="Liberation Sans" style:text-underline-style="solid" style:text-underline-width="auto" style:text-underline-color="font-color" officeooo:rsid="0023327b"/>
    </style:style>
    <style:style style:name="T18" style:family="text">
      <style:text-properties style:font-name="Liberation Sans" officeooo:rsid="00289f4d"/>
    </style:style>
    <style:style style:name="T19" style:family="text">
      <style:text-properties style:font-name="Liberation Sans" officeooo:rsid="002a8d9b"/>
    </style:style>
    <style:style style:name="T20" style:family="text">
      <style:text-properties style:font-name="Liberation Sans" officeooo:rsid="002c7bdc"/>
    </style:style>
    <style:style style:name="T21" style:family="text">
      <style:text-properties style:font-name="Liberation Sans" officeooo:rsid="00207a1b"/>
    </style:style>
    <style:style style:name="T22" style:family="text">
      <style:text-properties style:font-name="Liberation Sans" fo:language="en" fo:country="US" officeooo:rsid="001edf7b"/>
    </style:style>
    <style:style style:name="T23" style:family="text">
      <style:text-properties style:font-name="Liberation Sans" fo:language="en" fo:country="US" officeooo:rsid="003a1258"/>
    </style:style>
    <style:style style:name="T24" style:family="text">
      <style:text-properties style:font-name="Liberation Sans" fo:language="en" fo:country="US" officeooo:rsid="003b0c9f"/>
    </style:style>
    <style:style style:name="T25" style:family="text">
      <style:text-properties style:font-name="Liberation Sans" officeooo:rsid="003a1258"/>
    </style:style>
    <style:style style:name="T26" style:family="text">
      <style:text-properties style:font-name="Liberation Sans" fo:font-size="16.1000003814697pt" fo:font-weight="bold" officeooo:rsid="00402b6f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T27" style:family="text">
      <style:text-properties officeooo:rsid="000db620"/>
    </style:style>
    <style:style style:name="T28" style:family="text">
      <style:text-properties officeooo:rsid="00180431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180431"/>
    </style:style>
    <style:style style:name="T31" style:family="text">
      <style:text-properties officeooo:rsid="0018db99"/>
    </style:style>
    <style:style style:name="T32" style:family="text">
      <style:text-properties officeooo:rsid="001a453a"/>
    </style:style>
    <style:style style:name="T33" style:family="text">
      <style:text-properties officeooo:rsid="001c2b14"/>
    </style:style>
    <style:style style:name="T34" style:family="text">
      <style:text-properties officeooo:rsid="00207a1b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style:text-underline-style="solid" style:text-underline-width="auto" style:text-underline-color="font-color" fo:font-weight="normal" officeooo:rsid="00207a1b" style:font-weight-asian="normal" style:font-weight-complex="normal"/>
    </style:style>
    <style:style style:name="T38" style:family="text">
      <style:text-properties style:text-underline-style="solid" style:text-underline-width="auto" style:text-underline-color="font-color" officeooo:rsid="001a453a"/>
    </style:style>
    <style:style style:name="T39" style:family="text">
      <style:text-properties officeooo:rsid="00289f4d"/>
    </style:style>
    <style:style style:name="T40" style:family="text">
      <style:text-properties officeooo:rsid="003a1258"/>
    </style:style>
    <style:style style:name="T41" style:family="text">
      <style:text-properties officeooo:rsid="003b0c9f"/>
    </style:style>
    <style:style style:name="T4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3f6569" style:font-size-asian="10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officeooo:rsid="0035fcd6" style:font-size-asian="10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ohit Devanagari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ohit Devanagari" fo:font-size="10pt" fo:language="en" fo:country="US" fo:font-style="normal" fo:text-shadow="none" style:text-underline-style="none" fo:font-weight="normal" officeooo:rsid="0035fcd6" style:font-size-asian="10pt" style:font-style-asian="normal" style:font-weight-asian="normal" style:text-emphasize="none"/>
    </style:style>
    <style:style style:name="T47" style:family="text">
      <style:text-properties style:text-underline-style="none" officeooo:rsid="001a453a"/>
    </style:style>
    <style:style style:name="T48" style:family="text">
      <style:text-properties style:text-underline-style="none" officeooo:rsid="003c9594"/>
    </style:style>
    <style:style style:name="T49" style:family="text">
      <style:text-properties officeooo:rsid="003d93ff"/>
    </style:style>
    <style:style style:name="T50" style:family="text">
      <style:text-properties officeooo:rsid="003dd91a"/>
    </style:style>
    <style:style style:name="T51" style:family="text">
      <style:text-properties officeooo:rsid="00402b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Vpython journal:</text:h>
      <text:p text:style-name="P3"/>
      <text:p text:style-name="P15">1.</text:p>
      <text:p text:style-name="P3">Stack traces are different between Tao’s and Rodo’s (2 different machines) when running the same code.</text:p>
      <text:p text:style-name="P4">To-do:</text:p>
      <text:p text:style-name="P20"><text:span text:style-name="T2">- </text:span><text:span text:style-name="T3">Rerun</text:span><text:span text:style-name="T2"> the code to confirm, </text:span><text:span text:style-name="T6">using one version of vPython on Github</text:span></text:p>
      <text:p text:style-name="P20"><text:span text:style-name="T2">- </text:span><text:span text:style-name="T3">Compare</text:span><text:span text:style-name="T2"> and </text:span><text:span text:style-name="T3">Analyze</text:span><text:span text:style-name="T2"> function calls of each stack traces</text:span></text:p>
      <text:p text:style-name="P17"/>
      <text:p text:style-name="P15">2.</text:p>
      <text:p text:style-name="P35"><text:span text:style-name="T4">Change in the </text:span><text:span text:style-name="T16">executed </text:span><text:span text:style-name="T4">directory’s content </text:span><text:span text:style-name="T17">or</text:span><text:span text:style-name="T16"> </text:span><text:span text:style-name="T5">executed file location </text:span><text:span text:style-name="T17">or</text:span><text:span text:style-name="T16"> both</text:span><text:span text:style-name="T4"> </text:span><text:span text:style-name="T5">do</text:span><text:span text:style-name="T7">es</text:span><text:span text:style-name="T5"> not affect the stack traces. </text:span></text:p>
      <text:p text:style-name="P17"/>
      <text:p text:style-name="P15">3.</text:p>
      <text:p text:style-name="P26">Running with a library imported (pandas) has longer runtime than running without any library imported (readline)</text:p>
      <text:p text:style-name="P2"/>
      <text:p text:style-name="P15">4.</text:p>
      <text:p text:style-name="P5">When running python code to compare 2 stack traces, the stack trace text files must be stored in different directory or renamed as running a new python code <text:span text:style-name="T27">(in this case, the compare code)</text:span> will try to overwrite and read the text file at the same time.</text:p>
      <text:p text:style-name="P5"/>
      <text:p text:style-name="P15">5.</text:p>
      <text:p text:style-name="P18"><text:span text:style-name="T8">When I ran a python code to get the number of lines of ‘</text:span><text:span text:style-name="T10">stack</text:span><text:span text:style-name="T8">.txt’ </text:span><text:span text:style-name="T9">(</text:span><text:span text:style-name="T10">15 000</text:span><text:span text:style-name="T9"> 000 lines)</text:span><text:span text:style-name="T8">, the program runs with a for loop and iterates too many times that its ‘stack.txt’ gets very large as it records all of the program atomic operations. It gets as large as </text:span><text:span text:style-name="T11">2</text:span><text:span text:style-name="T8">GB with more than 30 million lines of push/pop/… </text:span><text:span text:style-name="T9">Therefore, this is </text:span><text:span text:style-name="T10">obviously </text:span><text:span text:style-name="T9">a drawback of vpython when running small </text:span><text:span text:style-name="T25">tasks</text:span><text:span text:style-name="T9"> </text:span><text:span text:style-name="T25">multiple</text:span><text:span text:style-name="T9"> times.</text:span></text:p>
      <text:p text:style-name="P6">So, to evaluate the differences between 2 ‘vpython.txt’ files and avoid vpython generating large stack trace file, I use python version 3.8 instead.</text:p>
      <text:p text:style-name="P7"/>
      <text:p text:style-name="P16">6.</text:p>
      <text:p text:style-name="P14"><text:span text:style-name="T29">Record differences between 2 files: </text:span><text:span text:style-name="T30">Currently, the program can identify the first different line to help us track down what function has been called differently between 2 files which serves for analysis job. But I am now developing it to find the same line content even at different line number to track what functions have been called differently and the same. </text:span></text:p>
      <text:p text:style-name="P11"/>
      <text:p text:style-name="P12">7.</text:p>
      <text:p text:style-name="P34"><text:span text:style-name="T23">(Taos’s idea) </text:span><text:span text:style-name="T22">Count the total of push pop operation and </text:span><text:span text:style-name="T23">write</text:span><text:span text:style-name="T22"> to stack.txt at the end of the program. </text:span></text:p>
      <text:p text:style-name="P34"><text:span text:style-name="T23">R</text:span><text:span text:style-name="T22">ecording </text:span><text:span text:style-name="T23">stack line by line during the operation</text:span><text:span text:style-name="T22"> </text:span><text:span text:style-name="T23">is</text:span><text:span text:style-name="T22"> </text:span><text:span text:style-name="T23">slow</text:span><text:span text:style-name="T22"> (</text:span><text:span text:style-name="T23">example has been</text:span><text:span text:style-name="T22"> discussed in section 5) </text:span><text:span text:style-name="T23">as the cpu has to switch between different tasks in different memory locations </text:span><text:span text:style-name="T24">to execute the code</text:span><text:span text:style-name="T23">. Eliminating this helps to reduce a small repetitive task during the operation </text:span><text:span text:style-name="T24">and thus boost the performance</text:span><text:span text:style-name="T23">.</text:span></text:p>
      <text:p text:style-name="P12"/>
      <text:p text:style-name="P13">8.</text:p>
      <text:p text:style-name="P27">The stack trace files generated append to the exiting text file with the same name in the directory. This should be <text:span text:style-name="T41">avoided by renaming the existing stack trace files or moving them to a different directory.</text:span></text:p>
      <text:p text:style-name="P30"><text:span text:style-name="T29"/></text:p>
      <text:h text:style-name="P22" text:outline-level="2">TODOs <text:span text:style-name="T31">Wed</text:span><text:span text:style-name="T51">nesday</text:span><text:span text:style-name="T31"> 22 - </text:span><text:span text:style-name="T26">Tuesday</text:span><text:span text:style-name="T51"> 29</text:span><text:span text:style-name="T31">/12</text:span></text:h>
      <text:p text:style-name="P28"/>
      <text:p text:style-name="P33">Try input length of 10, 11, 12, <text:s/>15, 50, 100, 200, 500</text:p>
      <text:p text:style-name="P33">Add execution time</text:p>
      <text:p text:style-name="P33">Use different methods <text:span text:style-name="T31">(library, statement order, </text:span><text:span text:style-name="T38">assignment method</text:span><text:span text:style-name="T47">, </text:span><text:span text:style-name="T48">negative number</text:span><text:span text:style-name="T32">)</text:span> to <text:span text:style-name="T32">retrieve and </text:span>print csv file</text:p>
      <text:p text:style-name="P8"/>
      <text:p text:style-name="P31">- <text:span text:style-name="T49">temporary memory to store memory</text:span></text:p>
      <text:p text:style-name="P31">- <text:span text:style-name="T49">stackadjshrink/grow: cleaning temporary memory</text:span></text:p>
      <text:p text:style-name="P31">- <text:span text:style-name="T51">For new vPython, </text:span><text:span text:style-name="T50">counter is reset </text:span><text:span text:style-name="T51">at each section</text:span></text:p>
      <text:p text:style-name="P31"/>
      <text:h text:style-name="P23" text:outline-level="2"/>
      <text:p text:style-name="P9"/>
      <text:p text:style-name="P21">How to push code to github:</text:p>
      <text:p text:style-name="P1"/>
      <text:p text:style-name="P1">git init</text:p>
      <text:p text:style-name="P10">git add .</text:p>
      <text:p text:style-name="P19"><text:span text:style-name="T12">git commit -m "</text:span><text:span text:style-name="T13">Hello world!</text:span><text:span text:style-name="T12">"</text:span></text:p>
      <text:p text:style-name="P1">git remote add origin https://github.com/rodonguyen/vres_code_2021.git</text:p>
      <text:p text:style-name="P19"><text:span text:style-name="T14">(</text:span><text:span text:style-name="T1">git pull origin </text:span><text:span text:style-name="T15">HEAD:main</text:span><text:span text:style-name="T14">)</text:span></text:p>
      <text:p text:style-name="P1">git push origin HEAD:main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7:19:24.405174111</meta:creation-date>
    <meta:generator>LibreOffice/6.4.7.2$Linux_X86_64 LibreOffice_project/40$Build-2</meta:generator>
    <meta:editing-cycles>20</meta:editing-cycles>
    <meta:editing-duration>P3DT7H6M</meta:editing-duration>
    <dc:date>2021-12-22T23:58:25.694902936</dc:date>
    <meta:document-statistic meta:table-count="0" meta:image-count="0" meta:object-count="0" meta:page-count="3" meta:paragraph-count="36" meta:word-count="481" meta:character-count="2813" meta:non-whitespace-character-count="2364"/>
  </office:meta>
</office:document-meta>
</file>